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6.8cm"/>
    </style:style>
    <style:style style:name="Tabelle3.B" style:family="table-column">
      <style:table-column-properties style:column-width="3.413cm"/>
    </style:style>
    <style:style style:name="Tabelle3.C" style:family="table-column">
      <style:table-column-properties style:column-width="3.493cm"/>
    </style:style>
    <style:style style:name="Tabelle3.D" style:family="table-column">
      <style:table-column-properties style:column-width="3.307cm"/>
    </style:style>
    <style:style style:name="Tabelle3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d3d7c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833cm" style:rel-column-width="10920*"/>
    </style:style>
    <style:style style:name="Tabelle4.D" style:family="table-column">
      <style:table-column-properties style:column-width="2.835cm" style:rel-column-width="10927*"/>
    </style:style>
    <style:style style:name="Tabelle4.F" style:family="table-column">
      <style:table-column-properties style:column-width="2.835cm" style:rel-column-width="1092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officeooo:rsid="000a7932" officeooo:paragraph-rsid="000a7932"/>
    </style:style>
    <style:style style:name="P3" style:family="paragraph" style:parent-style-name="Standard">
      <style:text-properties style:font-name="Liberation Sans" officeooo:rsid="00100d5a" officeooo:paragraph-rsid="00100d5a"/>
    </style:style>
    <style:style style:name="P4" style:family="paragraph" style:parent-style-name="Standard">
      <style:text-properties style:font-name="Liberation Sans" officeooo:rsid="00100d5a" officeooo:paragraph-rsid="000a7932"/>
    </style:style>
    <style:style style:name="P5" style:family="paragraph" style:parent-style-name="Standard">
      <style:text-properties style:font-name="Liberation Sans" officeooo:rsid="000d60a6" officeooo:paragraph-rsid="000a7932"/>
    </style:style>
    <style:style style:name="P6" style:family="paragraph" style:parent-style-name="Standard">
      <style:text-properties style:font-name="Liberation Sans" officeooo:rsid="0011e94c" officeooo:paragraph-rsid="0011e94c"/>
    </style:style>
    <style:style style:name="P7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none" fo:font-weight="bold" officeooo:rsid="00100d5a" officeooo:paragraph-rsid="00100d5a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1e94c" officeooo:paragraph-rsid="0012e260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4e9a06" style:font-name="Liberation Sans" fo:font-size="15pt" style:text-underline-style="none" fo:font-weight="bold" officeooo:rsid="0011e94c" officeooo:paragraph-rsid="0011e94c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3" style:family="paragraph" style:parent-style-name="Table_20_Contents">
      <style:text-properties fo:color="#000000" style:font-name="Liberation Sans" fo:font-size="10pt" officeooo:rsid="00100d5a" officeooo:paragraph-rsid="00100d5a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00d5a" officeooo:paragraph-rsid="00100d5a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6" style:family="paragraph" style:parent-style-name="Table_20_Contents">
      <style:text-properties fo:color="#16335d" style:font-name="Liberation Sans" fo:font-weight="bold" officeooo:rsid="00100d5a" officeooo:paragraph-rsid="00100d5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16335d" style:font-name="Liberation Sans" fo:font-weight="bold" officeooo:rsid="00100d5a" officeooo:paragraph-rsid="00100d5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weight="bold" officeooo:rsid="0011e94c" officeooo:paragraph-rsid="0011e94c" style:font-weight-asian="bold" style:font-weight-complex="bold"/>
    </style:style>
    <style:style style:name="P19" style:family="paragraph" style:parent-style-name="Table_20_Contents">
      <style:text-properties style:font-name="Liberation Sans" officeooo:rsid="00100d5a" officeooo:paragraph-rsid="00100d5a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100d5a" officeooo:paragraph-rsid="00100d5a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100d5a" officeooo:paragraph-rsid="00100d5a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officeooo:rsid="00100d5a" officeooo:paragraph-rsid="00100d5a" fo:background-color="#00ff66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100d5a" officeooo:paragraph-rsid="00100d5a" fo:background-color="#ccff0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100d5a" officeooo:paragraph-rsid="00100d5a" fo:background-color="#ff6600"/>
    </style:style>
    <style:style style:name="P25" style:family="paragraph" style:parent-style-name="Footer">
      <style:paragraph-properties fo:text-align="end" style:justify-single-word="false"/>
    </style:style>
    <style:style style:name="T1" style:family="text">
      <style:text-properties officeooo:rsid="00100d5a"/>
    </style:style>
    <style:style style:name="T2" style:family="text">
      <style:text-properties fo:background-color="#0099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3333" loext:char-shading-value="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2e260"/>
    </style:style>
    <style:style style:name="T7" style:family="text">
      <style:text-properties officeooo:rsid="00138c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8">Entscheidungsmatrix</text:p>
      <text:p text:style-name="P2"/>
      <text:p text:style-name="P2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6">Kriterien</text:p>
          </table:table-cell>
          <table:table-cell table:style-name="Tabelle3.A1" office:value-type="string">
            <text:p text:style-name="P17">Polls</text:p>
          </table:table-cell>
          <table:table-cell table:style-name="Tabelle3.A1" office:value-type="string">
            <text:p text:style-name="P17">Tasks</text:p>
          </table:table-cell>
          <table:table-cell table:style-name="Tabelle3.D1" office:value-type="string">
            <text:p text:style-name="P17">Streams</text:p>
          </table:table-cell>
        </table:table-row>
        <table:table-row>
          <table:table-cell table:style-name="Tabelle3.A10" office:value-type="string">
            <text:p text:style-name="P19">Spaßfaktor</text:p>
          </table:table-cell>
          <table:table-cell table:style-name="Tabelle3.B2" office:value-type="string">
            <text:p text:style-name="P20">5</text:p>
          </table:table-cell>
          <table:table-cell table:style-name="Tabelle3.C10" office:value-type="string">
            <text:p text:style-name="P20">3</text:p>
          </table:table-cell>
          <table:table-cell table:style-name="Tabelle3.D2" office:value-type="string">
            <text:p text:style-name="P20">6</text:p>
          </table:table-cell>
        </table:table-row>
        <table:table-row>
          <table:table-cell table:style-name="Tabelle3.A10" office:value-type="string">
            <text:p text:style-name="P19">Umsetzungsmöglichkeit</text:p>
          </table:table-cell>
          <table:table-cell table:style-name="Tabelle3.B3" office:value-type="string">
            <text:p text:style-name="P20">6</text:p>
          </table:table-cell>
          <table:table-cell table:style-name="Tabelle3.C10" office:value-type="string">
            <text:p text:style-name="P20">2</text:p>
          </table:table-cell>
          <table:table-cell table:style-name="Tabelle3.D3" office:value-type="string">
            <text:p text:style-name="P20">2</text:p>
          </table:table-cell>
        </table:table-row>
        <table:table-row>
          <table:table-cell table:style-name="Tabelle3.A10" office:value-type="string">
            <text:p text:style-name="P19">Komplexität (für Entwickler)</text:p>
          </table:table-cell>
          <table:table-cell table:style-name="Tabelle3.B4" office:value-type="string">
            <text:p text:style-name="P20">6</text:p>
          </table:table-cell>
          <table:table-cell table:style-name="Tabelle3.C10" office:value-type="string">
            <text:p text:style-name="P20">3</text:p>
          </table:table-cell>
          <table:table-cell table:style-name="Tabelle3.D4" office:value-type="string">
            <text:p text:style-name="P20">1</text:p>
          </table:table-cell>
        </table:table-row>
        <table:table-row>
          <table:table-cell table:style-name="Tabelle3.A10" office:value-type="string">
            <text:p text:style-name="P19">Benutzerfreundlichkeit</text:p>
          </table:table-cell>
          <table:table-cell table:style-name="Tabelle3.B5" office:value-type="string">
            <text:p text:style-name="P20">6</text:p>
          </table:table-cell>
          <table:table-cell table:style-name="Tabelle3.C10" office:value-type="string">
            <text:p text:style-name="P20">4</text:p>
          </table:table-cell>
          <table:table-cell table:style-name="Tabelle3.D5" office:value-type="string">
            <text:p text:style-name="P20">5</text:p>
          </table:table-cell>
        </table:table-row>
        <table:table-row>
          <table:table-cell table:style-name="Tabelle3.A10" office:value-type="string">
            <text:p text:style-name="P19">Übersichtlichkeit</text:p>
          </table:table-cell>
          <table:table-cell table:style-name="Tabelle3.B6" office:value-type="string">
            <text:p text:style-name="P20">6</text:p>
          </table:table-cell>
          <table:table-cell table:style-name="Tabelle3.C10" office:value-type="string">
            <text:p text:style-name="P20">4</text:p>
          </table:table-cell>
          <table:table-cell table:style-name="Tabelle3.D6" office:value-type="string">
            <text:p text:style-name="P20">5</text:p>
          </table:table-cell>
        </table:table-row>
        <table:table-row>
          <table:table-cell table:style-name="Tabelle3.A10" office:value-type="string">
            <text:p text:style-name="P19">Arbeitsaufwand (für Entwickler)</text:p>
          </table:table-cell>
          <table:table-cell table:style-name="Tabelle3.B7" office:value-type="string">
            <text:p text:style-name="P20">6</text:p>
          </table:table-cell>
          <table:table-cell table:style-name="Tabelle3.C10" office:value-type="string">
            <text:p text:style-name="P20">3</text:p>
          </table:table-cell>
          <table:table-cell table:style-name="Tabelle3.D7" office:value-type="string">
            <text:p text:style-name="P20">2</text:p>
          </table:table-cell>
        </table:table-row>
        <table:table-row>
          <table:table-cell table:style-name="Tabelle3.A10" office:value-type="string">
            <text:p text:style-name="P19">Lernfaktor</text:p>
          </table:table-cell>
          <table:table-cell table:style-name="Tabelle3.B8" office:value-type="string">
            <text:p text:style-name="P20">2</text:p>
          </table:table-cell>
          <table:table-cell table:style-name="Tabelle3.C10" office:value-type="string">
            <text:p text:style-name="P20">5</text:p>
          </table:table-cell>
          <table:table-cell table:style-name="Tabelle3.D8" office:value-type="string">
            <text:p text:style-name="P20">6</text:p>
          </table:table-cell>
        </table:table-row>
        <table:table-row>
          <table:table-cell table:style-name="Tabelle3.A10" office:value-type="string">
            <text:p text:style-name="P19">Fehleranfälligkeit</text:p>
          </table:table-cell>
          <table:table-cell table:style-name="Tabelle3.B10" office:value-type="string">
            <text:p text:style-name="P20">5</text:p>
          </table:table-cell>
          <table:table-cell table:style-name="Tabelle3.C10" office:value-type="string">
            <text:p text:style-name="P20">4</text:p>
          </table:table-cell>
          <table:table-cell table:style-name="Tabelle3.D10" office:value-type="string">
            <text:p text:style-name="P20">3</text:p>
          </table:table-cell>
        </table:table-row>
        <table:table-row>
          <table:table-cell table:style-name="Tabelle3.A10" office:value-type="string">
            <text:p text:style-name="P19"/>
          </table:table-cell>
          <table:table-cell table:style-name="Tabelle3.B10" office:value-type="string">
            <text:p text:style-name="P18">42</text:p>
          </table:table-cell>
          <table:table-cell table:style-name="Tabelle3.C10" office:value-type="string">
            <text:p text:style-name="P18">28</text:p>
          </table:table-cell>
          <table:table-cell table:style-name="Tabelle3.D10" office:value-type="string">
            <text:p text:style-name="P18">30</text:p>
          </table:table-cell>
        </table:table-row>
      </table:table>
      <text:p text:style-name="P2"/>
      <text:p text:style-name="P4"/>
      <text:p text:style-name="P9"><text:span text:style-name="T6">Bewertung</text:span><text:span text:style-name="T5">:</text:span></text:p>
      <text:p text:style-name="P3"/>
      <table:table table:name="Tabelle4" table:style-name="Tabelle4">
        <table:table-column table:style-name="Tabelle4.A" table:number-columns-repeated="3"/>
        <table:table-column table:style-name="Tabelle4.D"/>
        <table:table-column table:style-name="Tabelle4.A"/>
        <table:table-column table:style-name="Tabelle4.F"/>
        <table:table-row>
          <table:table-cell table:style-name="Tabelle4.A1" office:value-type="string">
            <text:p text:style-name="P22"><text:span text:style-name="T2"><text:s text:c="10"/>6 <text:s text:c="9"/></text:span><text:s/></text:p>
          </table:table-cell>
          <table:table-cell table:style-name="Tabelle4.A1" office:value-type="string">
            <text:p text:style-name="P22"><text:s text:c="10"/>5 <text:s text:c="10"/></text:p>
          </table:table-cell>
          <table:table-cell table:style-name="Tabelle4.A1" office:value-type="string">
            <text:p text:style-name="P23"><text:s text:c="9"/>4 <text:s text:c="15"/></text:p>
          </table:table-cell>
          <table:table-cell table:style-name="Tabelle4.A1" office:value-type="string">
            <text:p text:style-name="P21"><text:span text:style-name="T3"><text:s text:c="10"/>3 <text:s text:c="9"/></text:span><text:s text:c="7"/></text:p>
          </table:table-cell>
          <table:table-cell table:style-name="Tabelle4.A1" office:value-type="string">
            <text:p text:style-name="P24"><text:s text:c="10"/>2 <text:s text:c="16"/></text:p>
          </table:table-cell>
          <table:table-cell table:style-name="Tabelle4.F1" office:value-type="string">
            <text:p text:style-name="P21"><text:span text:style-name="T4"><text:s text:c="10"/>1 <text:s text:c="9"/></text:span><text:s text:c="7"/></text:p>
          </table:table-cell>
        </table:table-row>
      </table:table>
      <text:p text:style-name="P2"/>
      <text:p text:style-name="P5"/>
      <text:p text:style-name="P10">Entscheidung:</text:p>
      <text:p text:style-name="P5"/>
      <text:p text:style-name="P6">Obwohl die „Polls“ am besten mit 42 Punkten abgeschnitten haben und die „Tasks“ am schlechtesten, entscheiden wir uns alle Drei (Polls, Tasks und Streams) zu verwenden.</text:p>
      <text:p text:style-name="P6"/>
      <text:p text:style-name="P6">„Polls“ sind am besten für Multiple-Choice-Fragen geeignet, wir möchten aber nicht alle Fragen als Multiple-Choice machen. „Tasks“ sind für Fragen mit Antworten gut geeignet und „Streams“ werden wir für Background-Information verwenden. <text:span text:style-name="T7">Somit entsteht ein Abwechslungsreiches Spie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100d5a" officeooo:paragraph-rsid="00100d5a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00d5a" officeooo:paragraph-rsid="00100d5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officeooo:rsid="00100d5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0"><draw:image xlink:href="Pictures/10000201000003200000017318D99EEDA834B783.png" xlink:type="simple" xlink:show="embed" xlink:actuate="onLoad"/></draw:frame>Web Development 2</text:p>
            </table:table-cell>
          </table:table-row>
          <table:table-row>
            <table:table-cell table:style-name="Tabelle2.A2" office:value-type="string">
              <text:p text:style-name="MP4">Entscheidungsmatrix</text:p>
            </table:table-cell>
            <table:table-cell table:style-name="Tabelle2.B2" office:value-type="string">
              <text:p text:style-name="MP3">2<text:span text:style-name="MT1">8</text:span>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Dzianis Brysiuk</text:p>
            </table:table-cell>
            <table:table-cell table:style-name="Tabelle1.A1" office:value-type="string">
              <text:p text:style-name="MP6">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4-07T19:35:49.983721127</dc:date>
    <meta:editing-duration>PT31M42S</meta:editing-duration>
    <meta:editing-cycles>8</meta:editing-cycles>
    <meta:generator>LibreOffice/5.1.6.2$Linux_X86_64 LibreOffice_project/10m0$Build-2</meta:generator>
    <meta:document-statistic meta:table-count="4" meta:image-count="1" meta:object-count="0" meta:page-count="1" meta:paragraph-count="56" meta:word-count="127" meta:character-count="954" meta:non-whitespace-character-count="734"/>
  </office:meta>
</office:document-meta>
</file>